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table:number-columns-repeated="2"/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redesigned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4:56:10.69574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6T15:26:58.004836181</dc:date>
    <meta:editing-duration>PT10H59M54S</meta:editing-duration>
    <meta:editing-cycles>66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26" meta:object-count="0"/>
  </office:meta>
</office:document-meta>
</file>